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5.059in" style:rel-column-width="32767*"/>
    </style:style>
    <style:style style:name="Table1.B" style:family="table-column">
      <style:table-column-properties style:column-width="5.059in" style:rel-column-width="32768*"/>
    </style:style>
    <style:style style:name="Table1.1" style:family="table-row">
      <style:table-row-properties style:min-row-height="0.2972in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1479in"/>
    </style:style>
    <style:style style:name="stavke" style:family="table">
      <style:table-properties style:width="9.9306in" fo:margin-left="0.0938in" table:align="left"/>
    </style:style>
    <style:style style:name="stavke.A" style:family="table-column">
      <style:table-column-properties style:column-width="0.2465in"/>
    </style:style>
    <style:style style:name="stavke.B" style:family="table-column">
      <style:table-column-properties style:column-width="3.6646in"/>
    </style:style>
    <style:style style:name="stavke.C" style:family="table-column">
      <style:table-column-properties style:column-width="0.3757in"/>
    </style:style>
    <style:style style:name="stavke.D" style:family="table-column">
      <style:table-column-properties style:column-width="0.6438in"/>
    </style:style>
    <style:style style:name="stavke.E" style:family="table-column">
      <style:table-column-properties style:column-width="0.6833in"/>
    </style:style>
    <style:style style:name="stavke.F" style:family="table-column">
      <style:table-column-properties style:column-width="0.7125in"/>
    </style:style>
    <style:style style:name="stavke.G" style:family="table-column">
      <style:table-column-properties style:column-width="0.6938in"/>
    </style:style>
    <style:style style:name="stavke.H" style:family="table-column">
      <style:table-column-properties style:column-width="0.7618in"/>
    </style:style>
    <style:style style:name="stavke.I" style:family="table-column">
      <style:table-column-properties style:column-width="0.8021in"/>
    </style:style>
    <style:style style:name="stavke.J" style:family="table-column">
      <style:table-column-properties style:column-width="0.6042in"/>
    </style:style>
    <style:style style:name="stavke.K" style:family="table-column">
      <style:table-column-properties style:column-width="0.7424in"/>
    </style:style>
    <style:style style:name="stavke.A1" style:family="table-cell">
      <style:table-cell-properties fo:padding="0.0382in" fo:border-left="0.05pt solid #666666" fo:border-right="none" fo:border-top="0.05pt solid #666666" fo:border-bottom="0.05pt solid #666666"/>
    </style:style>
    <style:style style:name="stavke.K1" style:family="table-cell">
      <style:table-cell-properties fo:padding="0.0382in" fo:border="0.05pt solid #666666"/>
    </style:style>
    <style:style style:name="stavke.A2" style:family="table-cell">
      <style:table-cell-properties fo:padding="0.0382in" fo:border-left="0.05pt solid #666666" fo:border-right="none" fo:border-top="none" fo:border-bottom="0.05pt solid #666666"/>
    </style:style>
    <style:style style:name="stavke.K2" style:family="table-cell">
      <style:table-cell-properties fo:padding="0.0382in" fo:border-left="0.05pt solid #666666" fo:border-right="0.05pt solid #666666" fo:border-top="none" fo:border-bottom="0.05pt solid #666666"/>
    </style:style>
    <style:style style:name="Table2" style:family="table">
      <style:table-properties style:width="10.1188in" fo:margin-left="0in" table:align="left"/>
    </style:style>
    <style:style style:name="Table2.A" style:family="table-column">
      <style:table-column-properties style:column-width="5.0597in"/>
    </style:style>
    <style:style style:name="Table2.B" style:family="table-column">
      <style:table-column-properties style:column-width="2.5243in"/>
    </style:style>
    <style:style style:name="Table2.C" style:family="table-column">
      <style:table-column-properties style:column-width="1.4257in"/>
    </style:style>
    <style:style style:name="Table2.D" style:family="table-column">
      <style:table-column-properties style:column-width="1.109in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ize="6pt" style:font-size-asian="5.25pt" style:font-size-complex="6pt"/>
    </style:style>
    <style:style style:name="P5" style:family="paragraph" style:parent-style-name="Standard">
      <style:text-properties style:font-name="Arial" fo:font-size="9pt" style:font-size-asian="9pt" style:font-size-complex="9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7pt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Firma: ${kalk.org_id} - ${kalk.org_naziv}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3">Kalkulacija cijena MP br. ${kalk.dok_broj} od ${kalk.dok_datum}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5">Za kupljenu robu od: ${kalk.dob_naziv}<text:line-break/>Po računu: ${kalk.rn_broj} od ${kalk.rn_datum}</text:p>
          </table:table-cell>
          <table:table-cell table:style-name="Table1.A1" office:value-type="string">
            <text:p text:style-name="P9">Zadužuje: ${kalk.zad_id} - ${kalk.zad_naz}</text:p>
          </table:table-cell>
        </table:table-row>
      </table:table>
      <text:p text:style-name="P4"/>
      <table:table table:name="stavke" table:style-name="stavke">
        <table:table-column table:style-name="stavke.A"/>
        <table:table-column table:style-name="stavke.B"/>
        <table:table-column table:style-name="stavke.C"/>
        <table:table-column table:style-name="stavke.D"/>
        <table:table-column table:style-name="stavke.E"/>
        <table:table-column table:style-name="stavke.F"/>
        <table:table-column table:style-name="stavke.G"/>
        <table:table-column table:style-name="stavke.H"/>
        <table:table-column table:style-name="stavke.I"/>
        <table:table-column table:style-name="stavke.J"/>
        <table:table-column table:style-name="stavke.K"/>
        <table:table-row>
          <table:table-cell table:style-name="stavke.A1" office:value-type="string">
            <text:p text:style-name="P7">R.br</text:p>
          </table:table-cell>
          <table:table-cell table:style-name="stavke.A1" office:value-type="string">
            <text:p text:style-name="P7">Artikal (šifra i naziv)</text:p>
          </table:table-cell>
          <table:table-cell table:style-name="stavke.A1" office:value-type="string">
            <text:p text:style-name="P8">Jmj</text:p>
          </table:table-cell>
          <table:table-cell table:style-name="stavke.A1" office:value-type="string">
            <text:p text:style-name="P8">Količina</text:p>
          </table:table-cell>
          <table:table-cell table:style-name="stavke.A1" office:value-type="string">
            <text:p text:style-name="P8">Fakturna cijena /<text:line-break/>vrijednost bez PDV</text:p>
          </table:table-cell>
          <table:table-cell table:style-name="stavke.A1" office:value-type="string">
            <text:p text:style-name="P8">Zavisni troškovi<text:line-break/>bez PDV</text:p>
          </table:table-cell>
          <table:table-cell table:style-name="stavke.A1" office:value-type="string">
            <text:p text:style-name="P8">Nabavna cijena /<text:line-break/>vrijednost bez PDV</text:p>
          </table:table-cell>
          <table:table-cell table:style-name="stavke.A1" office:value-type="string">
            <text:p text:style-name="P8">RUC<text:line-break/>stopa/iznos</text:p>
          </table:table-cell>
          <table:table-cell table:style-name="stavke.A1" office:value-type="string">
            <text:p text:style-name="P8">Prodajna cijena /<text:line-break/>vrijednost bez PDV</text:p>
          </table:table-cell>
          <table:table-cell table:style-name="stavke.A1" office:value-type="string">
            <text:p text:style-name="P8">Porez<text:line-break/>stopa / iznos</text:p>
          </table:table-cell>
          <table:table-cell table:style-name="stavke.K1" office:value-type="string">
            <text:p text:style-name="P8">Prodajna cijena / <text:line-break/>vrijednost <text:line-break/>sa PDV</text:p>
          </table:table-cell>
        </table:table-row>
        <table:table-row>
          <table:table-cell table:style-name="stavke.A2" office:value-type="string">
            <text:p text:style-name="P11"><text:s/><text:script script:language="JOOScript">@table:table-row
[#list kalk.stavka as ks]
@/table:table-row
[/#list]</text:script>${ks.rbr}</text:p>
          </table:table-cell>
          <table:table-cell table:style-name="stavke.A2" office:value-type="string">
            <text:p text:style-name="P10">${ks.art_id}<text:line-break/>${ks.art_naz}</text:p>
          </table:table-cell>
          <table:table-cell table:style-name="stavke.A2" office:value-type="string">
            <text:p text:style-name="P12">${ks.art_jmj}</text:p>
          </table:table-cell>
          <table:table-cell table:style-name="stavke.A2" office:value-type="string">
            <text:p text:style-name="P11">${ks.kol}</text:p>
          </table:table-cell>
          <table:table-cell table:style-name="stavke.A2" office:value-type="string">
            <text:p text:style-name="P11">${ks.fcj}<text:line-break/>${ks.ufv}</text:p>
          </table:table-cell>
          <table:table-cell table:style-name="stavke.A2" office:value-type="string">
            <text:p text:style-name="P11">${ks.trsp} %<text:line-break/>${ks.utrs}</text:p>
          </table:table-cell>
          <table:table-cell table:style-name="stavke.A2" office:value-type="string">
            <text:p text:style-name="P11">${ks.nc}<text:line-break/>${ks.unv}</text:p>
          </table:table-cell>
          <table:table-cell table:style-name="stavke.A2" office:value-type="string">
            <text:p text:style-name="P11">${ks.marzap} %<text:line-break/>${ks.umarza}</text:p>
          </table:table-cell>
          <table:table-cell table:style-name="stavke.A2" office:value-type="string">
            <text:p text:style-name="P11">${ks.pc}<text:line-break/>${ks.upv}</text:p>
          </table:table-cell>
          <table:table-cell table:style-name="stavke.A2" office:value-type="string">
            <text:p text:style-name="P11">${ks.por_st}<text:line-break/>${ks.upor}</text:p>
          </table:table-cell>
          <table:table-cell table:style-name="stavke.K2" office:value-type="string">
            <text:p text:style-name="P11">${ks.pcsap}<text:line-break/>${ks.upvp}</text:p>
          </table:table-cell>
        </table:table-row>
        <table:table-row>
          <table:table-cell table:style-name="stavke.A2" table:number-columns-spanned="4" office:value-type="string">
            <text:p text:style-name="P7">Ukupno:</text:p>
          </table:table-cell>
          <table:covered-table-cell/>
          <table:covered-table-cell/>
          <table:covered-table-cell/>
          <table:table-cell table:style-name="stavke.A2" office:value-type="string">
            <text:p text:style-name="P11">${kalk.tfv}</text:p>
          </table:table-cell>
          <table:table-cell table:style-name="stavke.A2" office:value-type="string">
            <text:p text:style-name="P11">${kalk.ttrs}</text:p>
          </table:table-cell>
          <table:table-cell table:style-name="stavke.A2" office:value-type="string">
            <text:p text:style-name="P11">${kalk.tnv}</text:p>
          </table:table-cell>
          <table:table-cell table:style-name="stavke.A2" office:value-type="string">
            <text:p text:style-name="P11">${kalk.tmarza}</text:p>
          </table:table-cell>
          <table:table-cell table:style-name="stavke.A2" office:value-type="string">
            <text:p text:style-name="P11">${kalk.tpv}</text:p>
          </table:table-cell>
          <table:table-cell table:style-name="stavke.A2" office:value-type="string">
            <text:p text:style-name="P11">${kalk.tpor}</text:p>
          </table:table-cell>
          <table:table-cell table:style-name="stavke.K2" office:value-type="string">
            <text:p text:style-name="P11">${kalk.tpvp}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6">Kontrolisao:</text:p>
          </table:table-cell>
          <table:table-cell table:style-name="Table2.A1" office:value-type="string">
            <text:p text:style-name="P6">Robu primio: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6">__________________________</text:p>
          </table:table-cell>
          <table:table-cell table:style-name="Table2.A1" table:number-columns-spanned="2" office:value-type="string">
            <text:p text:style-name="P6">_________________________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tranica:</text:span>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3T18:10:18</meta:creation-date>
    <dc:date>2012-02-24T11:12:33</dc:date>
    <meta:editing-duration>PT2H26M12S</meta:editing-duration>
    <meta:editing-cycles>40</meta:editing-cycles>
    <meta:generator>LibreOffice/3.4$Unix LibreOffice_project/340m1$Build-12</meta:generator>
    <meta:document-statistic meta:table-count="3" meta:image-count="0" meta:object-count="0" meta:page-count="1" meta:paragraph-count="0" meta:word-count="102" meta:character-count="858" meta:non-whitespace-character-count="791"/>
  </office:meta>
</office:document-meta>
</file>